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45" draw:marker-end-width="0.3cm" draw:fill="none" draw:textarea-vertical-align="middle"/>
    </style:style>
    <style:style style:name="gr2" style:family="graphic" style:parent-style-name="objectwithoutfill">
      <style:graphic-properties draw:marker-end="Arrowheads_20_33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solid" draw:fill-color="#ffdbb6" draw:textarea-vertical-align="middle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0.456cm" fo:min-width="0.712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712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</style:style>
    <style:style style:name="gr12" style:family="graphic" style:parent-style-name="objectwithoutfill">
      <style:graphic-properties draw:marker-end="Arrowheads_20_15" draw:marker-end-width="0.3cm" draw:fill="none" draw:textarea-vertical-align="middle"/>
    </style:style>
    <style:style style:name="gr13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713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objectwithoutfill">
      <style:graphic-properties draw:marker-end="Arrowheads_20_17" draw:marker-end-width="0.3cm" draw:fill="none" draw:textarea-vertical-align="middle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objectwithoutfill">
      <style:graphic-properties draw:marker-end="Arrowheads_20_19" draw:marker-end-width="0.3cm" draw:fill="none" draw:textarea-vertical-align="middle"/>
    </style:style>
    <style:style style:name="gr21" style:family="graphic" style:parent-style-name="objectwithoutfill">
      <style:graphic-properties draw:marker-end="Arrowheads_20_20" draw:marker-end-width="0.3cm" draw:fill="none" draw:textarea-vertical-align="middle"/>
    </style:style>
    <style:style style:name="gr22" style:family="graphic" style:parent-style-name="standard">
      <style:graphic-properties svg:stroke-color="#ff8000" draw:fill="none" draw:textarea-horizontal-align="justify" draw:textarea-vertical-align="middle" draw:auto-grow-height="false" fo:min-height="11.497cm" fo:min-width="8.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24" style:family="graphic" style:parent-style-name="standard">
      <style:graphic-properties draw:fill="solid" draw:fill-color="#ffffd7" draw:textarea-horizontal-align="justify" draw:textarea-vertical-align="middle" draw:auto-grow-height="false" fo:min-height="0.455cm" fo:min-width="0.04cm"/>
      <style:paragraph-properties style:writing-mode="lr-tb"/>
    </style:style>
    <style:style style:name="gr25" style:family="graphic" style:parent-style-name="objectwithoutfill">
      <style:graphic-properties draw:marker-end="Arrowheads_20_26" draw:marker-end-width="0.3cm" draw:fill="none" draw:textarea-vertical-align="middle"/>
    </style:style>
    <style:style style:name="gr26" style:family="graphic" style:parent-style-name="objectwithoutfill">
      <style:graphic-properties draw:marker-end="Arrowheads_20_27" draw:marker-end-width="0.3cm" draw:fill="none" draw:textarea-vertical-align="middle"/>
    </style:style>
    <style:style style:name="gr27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28" style:family="graphic" style:parent-style-name="objectwithoutfill">
      <style:graphic-properties draw:marker-end="Arrowheads_20_2" draw:marker-end-width="0.3cm" draw:fill="solid" draw:fill-color="#ffdbb6" draw:textarea-vertical-align="middle"/>
    </style:style>
    <style:style style:name="gr29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30" style:family="graphic" style:parent-style-name="objectwithoutfill">
      <style:graphic-properties draw:marker-end="Arrowheads_20_3" draw:marker-end-width="0.3cm" draw:fill="solid" draw:fill-color="#ffdbb6" draw:textarea-vertical-align="middle"/>
    </style:style>
    <style:style style:name="gr31" style:family="graphic" style:parent-style-name="objectwithoutfill">
      <style:graphic-properties draw:marker-end="Arrowheads_20_5" draw:marker-end-width="0.3cm" draw:fill="solid" draw:fill-color="#ffdbb6" draw:textarea-vertical-align="middle"/>
    </style:style>
    <style:style style:name="gr32" style:family="graphic" style:parent-style-name="objectwithoutfill">
      <style:graphic-properties draw:marker-end="Arrowheads_20_7" draw:marker-end-width="0.3cm" draw:fill="solid" draw:fill-color="#ffdbb6" draw:textarea-vertical-align="middle"/>
    </style:style>
    <style:style style:name="gr33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34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35" style:family="graphic" style:parent-style-name="objectwithoutfill">
      <style:graphic-properties draw:marker-end="Arrowheads_20_9" draw:marker-end-width="0.3cm" draw:fill="solid" draw:fill-color="#ffdbb6" draw:textarea-vertical-align="middle"/>
    </style:style>
    <style:style style:name="gr36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37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38" style:family="graphic" style:parent-style-name="objectwithoutfill">
      <style:graphic-properties draw:marker-end="Arrowheads_20_12" draw:marker-end-width="0.3cm" draw:fill="solid" draw:fill-color="#ffdbb6" draw:textarea-vertical-align="middle"/>
    </style:style>
    <style:style style:name="gr39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40" style:family="graphic" style:parent-style-name="objectwithoutfill">
      <style:graphic-properties draw:marker-end="Arrowheads_20_14" draw:marker-end-width="0.3cm" draw:fill="solid" draw:fill-color="#ffdbb6" draw:textarea-vertical-align="middle"/>
    </style:style>
    <style:style style:name="gr41" style:family="graphic" style:parent-style-name="objectwithoutfill">
      <style:graphic-properties draw:marker-end="Arrowheads_20_15" draw:marker-end-width="0.3cm" draw:fill="solid" draw:fill-color="#ffdbb6" draw:textarea-vertical-align="middle"/>
    </style:style>
    <style:style style:name="gr42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61cm"/>
      <style:paragraph-properties style:writing-mode="lr-tb"/>
    </style:style>
    <style:style style:name="gr43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44" style:family="graphic" style:parent-style-name="objectwithoutfill">
      <style:graphic-properties draw:marker-end="Arrowheads_20_17" draw:marker-end-width="0.3cm" draw:fill="solid" draw:fill-color="#ffdbb6" draw:textarea-vertical-align="middle"/>
    </style:style>
    <style:style style:name="gr45" style:family="graphic" style:parent-style-name="objectwithoutfill">
      <style:graphic-properties draw:marker-end="Arrowheads_20_18" draw:marker-end-width="0.3cm" draw:fill="solid" draw:fill-color="#ffdbb6" draw:textarea-vertical-align="middle"/>
    </style:style>
    <style:style style:name="gr46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47" style:family="graphic" style:parent-style-name="objectwithoutfill">
      <style:graphic-properties draw:marker-end="Arrowheads_20_28" draw:marker-end-width="0.3cm" draw:fill="solid" draw:fill-color="#ffdbb6" draw:textarea-vertical-align="middle"/>
    </style:style>
    <style:style style:name="gr48" style:family="graphic" style:parent-style-name="objectwithoutfill">
      <style:graphic-properties draw:marker-end="Arrowheads_20_29" draw:marker-end-width="0.3cm" draw:fill="solid" draw:fill-color="#ffdbb6" draw:textarea-vertical-align="middle"/>
    </style:style>
    <style:style style:name="gr49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50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51" style:family="graphic" style:parent-style-name="objectwithoutfill">
      <style:graphic-properties draw:marker-end="Arrowheads_20_35" draw:marker-end-width="0.3cm" draw:fill="none" draw:textarea-vertical-align="middle"/>
    </style:style>
    <style:style style:name="gr52" style:family="graphic" style:parent-style-name="objectwithoutfill">
      <style:graphic-properties draw:marker-end="Arrowheads_20_36" draw:marker-end-width="0.3cm" draw:fill="none" draw:textarea-vertical-align="middle"/>
    </style:style>
    <style:style style:name="gr53" style:family="graphic" style:parent-style-name="objectwithoutfill">
      <style:graphic-properties draw:marker-end="Arrowheads_20_37" draw:marker-end-width="0.3cm" draw:fill="none" draw:textarea-vertical-align="middle"/>
    </style:style>
    <style:style style:name="gr54" style:family="graphic" style:parent-style-name="objectwithoutfill">
      <style:graphic-properties draw:marker-end="Arrowheads_20_38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5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26cm"/>
      <style:paragraph-properties style:writing-mode="lr-tb"/>
    </style:style>
    <style:style style:name="gr57" style:family="graphic" style:parent-style-name="objectwithoutfill">
      <style:graphic-properties draw:marker-end="Arrowheads_20_39" draw:marker-end-width="0.3cm" draw:fill="none" draw:textarea-vertical-align="middle"/>
    </style:style>
    <style:style style:name="gr58" style:family="graphic" style:parent-style-name="objectwithoutfill">
      <style:graphic-properties draw:marker-end="Arrowheads_20_40" draw:marker-end-width="0.3cm" draw:fill="none" draw:textarea-vertical-align="middle"/>
    </style:style>
    <style:style style:name="gr59" style:family="graphic" style:parent-style-name="objectwithoutfill">
      <style:graphic-properties draw:marker-end="Arrowheads_20_41" draw:marker-end-width="0.3cm" draw:fill="none" draw:textarea-vertical-align="middle"/>
    </style:style>
    <style:style style:name="gr60" style:family="graphic" style:parent-style-name="objectwithoutfill">
      <style:graphic-properties draw:marker-end="Arrowheads_20_42" draw:marker-end-width="0.3cm" draw:fill="none" draw:textarea-vertical-align="middle"/>
    </style:style>
    <style:style style:name="gr61" style:family="graphic" style:parent-style-name="objectwithoutfill">
      <style:graphic-properties draw:marker-end="Arrowheads_20_43" draw:marker-end-width="0.3cm" draw:fill="none" draw:textarea-vertical-align="middle"/>
    </style:style>
    <style:style style:name="gr62" style:family="graphic" style:parent-style-name="objectwithoutfill">
      <style:graphic-properties draw:marker-end="Arrowheads_20_44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dbb6"/>
      <style:paragraph-properties fo:text-align="center"/>
    </style:style>
    <style:style style:name="P3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.857cm" svg:y1="7.65cm" svg:x2="7.445cm" svg:y2="12.822cm" draw:start-shape="id1" draw:start-glue-point="8" draw:end-shape="id2" draw:end-glue-point="4" svg:d="M1857 7650c0 3879 5588 1293 5588 5172" svg:viewBox="0 0 5589 5173">
          <text:p/>
        </draw:connector>
        <draw:connector draw:style-name="gr2" draw:text-style-name="P1" draw:layer="layout" draw:type="curve" svg:x1="7.691cm" svg:y1="3.454cm" svg:x2="12.48cm" svg:y2="10.436cm" draw:start-shape="id3" draw:start-glue-point="10" draw:end-shape="id4" draw:end-glue-point="11" svg:d="M7691 3454c3193 0 4789 2327 4789 6982" svg:viewBox="0 0 4790 6983">
          <text:p/>
        </draw:connector>
        <draw:connector draw:style-name="gr3" draw:text-style-name="P2" draw:layer="layout" draw:type="curve" svg:x1="12.503cm" svg:y1="17.421cm" svg:x2="7.807cm" svg:y2="24.533cm" draw:start-shape="id5" draw:start-glue-point="9" draw:end-shape="id6" draw:end-glue-point="10" svg:d="M12503 17421c0 4742-1565 7112-4696 7112" svg:viewBox="0 0 4697 7113">
          <text:p/>
        </draw:connector>
        <draw:custom-shape draw:style-name="gr4" draw:text-style-name="P4" xml:id="id7" draw:id="id7" draw:layer="layout" svg:width="1.714cm" svg:height="0.996cm" svg:x="6.093cm" svg:y="25.869cm">
          <text:p text:style-name="P3"><text:span text:style-name="T1">Sca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714cm" svg:height="0.996cm" svg:x="6.093cm" svg:y="24.035cm">
          <text:p text:style-name="P3"><text:span text:style-name="T1">nSca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5cm" svg:y1="25.031cm" svg:x2="6.95cm" svg:y2="25.869cm" draw:start-shape="id6" draw:start-glue-point="8" draw:end-shape="id7" draw:end-glue-point="4" svg:d="M6950 25031v838" svg:viewBox="0 0 1 839">
          <text:p/>
        </draw:connector>
        <draw:custom-shape draw:style-name="gr6" draw:text-style-name="P4" xml:id="id9" draw:id="id9" draw:layer="layout" svg:width="1.714cm" svg:height="0.995cm" svg:x="3.418cm" svg:y="21.637cm">
          <text:p text:style-name="P3"><text:span text:style-name="T1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.714cm" svg:height="0.996cm" svg:x="3.418cm" svg:y="20.05cm">
          <text:p text:style-name="P3"><text:span text:style-name="T1">n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4.275cm" svg:y1="21.046cm" svg:x2="4.275cm" svg:y2="21.637cm" draw:start-shape="id8" draw:start-glue-point="8" draw:end-shape="id9" draw:end-glue-point="4" svg:d="M4275 21046v591" svg:viewBox="0 0 1 592">
          <text:p/>
        </draw:connector>
        <draw:connector draw:style-name="gr8" draw:text-style-name="P1" draw:layer="layout" draw:type="curve" svg:x1="5.132cm" svg:y1="20.548cm" svg:x2="6.093cm" svg:y2="24.533cm" draw:start-shape="id8" draw:start-glue-point="10" draw:end-shape="id6" draw:end-glue-point="6" svg:d="M5132 20548c753 0 503 1993 479 1993-23 0-277 1992 482 1992" svg:viewBox="0 0 962 3986">
          <text:p/>
        </draw:connector>
        <draw:connector draw:style-name="gr9" draw:text-style-name="P1" draw:layer="layout" draw:type="curve" svg:x1="4.881cm" svg:y1="22.487cm" svg:x2="6.093cm" svg:y2="26.367cm" draw:start-shape="id9" draw:start-glue-point="9" draw:end-shape="id7" draw:end-glue-point="6" svg:d="M4881 22487c0 2587 404 3880 1212 3880" svg:viewBox="0 0 1213 3881">
          <text:p/>
        </draw:connector>
        <draw:custom-shape draw:style-name="gr6" draw:text-style-name="P4" xml:id="id10" draw:id="id10" draw:layer="layout" svg:width="1.714cm" svg:height="0.995cm" svg:x="5.318cm" svg:y="14.052cm">
          <text:p text:style-name="P3"><text:span text:style-name="T1">n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6.175cm" svg:y1="15.047cm" svg:x2="1.857cm" svg:y2="19.55cm" draw:start-shape="id10" draw:start-glue-point="8" draw:end-shape="id11" draw:end-glue-point="4" svg:d="M6175 15047c0 3376-4318 1125-4318 4503" svg:viewBox="0 0 4319 4504">
          <text:p/>
        </draw:connector>
        <draw:connector draw:style-name="gr11" draw:text-style-name="P1" draw:layer="layout" draw:type="curve" svg:x1="6.834cm" svg:y1="3.952cm" svg:x2="6.175cm" svg:y2="14.052cm" draw:start-shape="id3" draw:start-glue-point="8" draw:end-shape="id10" draw:end-glue-point="4" svg:d="M6834 3952c0 7575-659 2525-659 10100" svg:viewBox="0 0 660 10101">
          <text:p/>
        </draw:connector>
        <draw:connector draw:style-name="gr12" draw:text-style-name="P1" draw:layer="layout" draw:type="curve" svg:x1="7.445cm" svg:y1="13.817cm" svg:x2="6.95cm" svg:y2="24.035cm" draw:start-shape="id2" draw:start-glue-point="8" draw:end-shape="id6" draw:end-glue-point="4" svg:d="M7445 13817c0 7663-495 2555-495 10218" svg:viewBox="0 0 496 10219">
          <text:p/>
        </draw:connector>
        <draw:custom-shape draw:style-name="gr6" draw:text-style-name="P4" xml:id="id15" draw:id="id15" draw:layer="layout" svg:width="1.714cm" svg:height="0.995cm" svg:x="1.035cm" svg:y="13.34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1.714cm" svg:height="0.996cm" svg:x="5.977cm" svg:y="1.022cm">
          <text:p text:style-name="P3"><text:span text:style-name="T1">~Scalar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714cm" svg:height="0.996cm" svg:x="5.977cm" svg:y="2.956cm">
          <text:p text:style-name="P3"><text:span text:style-name="T1">~nSca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4" draw:id="id14" draw:layer="layout" svg:width="1.715cm" svg:height="0.995cm" svg:x="3.418cm" svg:y="6.12cm">
          <text:p text:style-name="P3"><text:span text:style-name="T1">~nint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1.714cm" svg:height="0.995cm" svg:x="6.588cm" svg:y="12.822cm">
          <text:p text:style-name="P3"><text:span text:style-name="T1">~nil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6.834cm" svg:y1="2.018cm" svg:x2="6.834cm" svg:y2="2.956cm" draw:start-shape="id12" draw:start-glue-point="8" draw:end-shape="id3" draw:end-glue-point="4" svg:d="M6834 2018v938" svg:viewBox="0 0 1 939">
          <text:p/>
        </draw:connector>
        <draw:connector draw:style-name="gr15" draw:text-style-name="P1" draw:layer="layout" draw:type="curve" svg:x1="4.275cm" svg:y1="5.117cm" svg:x2="4.276cm" svg:y2="6.12cm" draw:start-shape="id13" draw:start-glue-point="8" draw:end-shape="id14" draw:end-glue-point="4" svg:d="M4275 5117c0 751 1 250 1 1003" svg:viewBox="0 0 2 1004">
          <text:p/>
        </draw:connector>
        <draw:connector draw:style-name="gr16" draw:text-style-name="P1" draw:layer="layout" draw:type="curve" svg:x1="5.977cm" svg:y1="3.454cm" svg:x2="5.133cm" svg:y2="6.618cm" draw:start-shape="id3" draw:start-glue-point="6" draw:end-shape="id14" draw:end-glue-point="10" svg:d="M5977 3454c-996 0-664 1582-504 1582 161 0 411 1582-340 1582" svg:viewBox="0 0 845 3165">
          <text:p/>
        </draw:connector>
        <draw:connector draw:style-name="gr17" draw:text-style-name="P1" draw:layer="layout" draw:type="curve" svg:x1="5.977cm" svg:y1="1.52cm" svg:x2="4.275cm" svg:y2="4.122cm" draw:start-shape="id12" draw:start-glue-point="6" draw:end-shape="id13" draw:end-glue-point="4" svg:d="M5977 1520c-1135 0-1702 867-1702 2602" svg:viewBox="0 0 1703 2603">
          <text:p/>
        </draw:connector>
        <draw:connector draw:style-name="gr18" draw:text-style-name="P1" draw:layer="layout" draw:type="curve" svg:x1="3.418cm" svg:y1="4.62cm" svg:x2="1.857cm" svg:y2="6.655cm" draw:start-shape="id13" draw:start-glue-point="6" draw:end-shape="id1" draw:end-glue-point="4" svg:d="M3418 4620c-1041 0-1561 678-1561 2035" svg:viewBox="0 0 1562 2036">
          <text:p/>
        </draw:connector>
        <draw:connector draw:style-name="gr19" draw:text-style-name="P1" draw:layer="layout" draw:type="curve" svg:x1="1.892cm" svg:y1="14.335cm" svg:x2="1.857cm" svg:y2="19.55cm" draw:start-shape="id15" draw:start-glue-point="8" draw:end-shape="id11" draw:end-glue-point="4" svg:d="M1892 14335c0 3910-35 1303-35 5215" svg:viewBox="0 0 36 5216">
          <text:p/>
        </draw:connector>
        <draw:connector draw:style-name="gr20" draw:text-style-name="P1" draw:layer="layout" draw:type="curve" svg:x1="3.128cm" svg:y1="8.98cm" svg:x2="3.521cm" svg:y2="13.34cm" draw:start-shape="id16" draw:start-glue-point="8" draw:end-shape="id17" svg:d="M3128 8980c0 3270 393 1090 393 4360" svg:viewBox="0 0 394 4361">
          <text:p/>
        </draw:connector>
        <draw:connector draw:style-name="gr21" draw:text-style-name="P1" draw:layer="layout" draw:type="curve" svg:x1="7.691cm" svg:y1="1.52cm" svg:x2="13.061cm" svg:y2="8.557cm" draw:start-shape="id12" draw:start-glue-point="10" draw:end-shape="id18" draw:end-glue-point="4" svg:d="M7691 1520c3580 0 5370 2345 5370 7037" svg:viewBox="0 0 5371 7038">
          <text:p/>
        </draw:connector>
        <draw:custom-shape draw:style-name="gr22" draw:text-style-name="P1" draw:layer="layout" svg:width="8.89cm" svg:height="11.747cm" svg:x="11.16cm" svg:y="7.985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3.338cm" svg:height="0.962cm" svg:x="17.157cm" svg:y="7.978cm">
          <draw:text-box>
            <text:p>@{c= _ }</text:p>
          </draw:text-box>
        </draw:frame>
        <draw:custom-shape draw:style-name="gr24" draw:text-style-name="P4" xml:id="id17" draw:id="id17" draw:layer="layout" svg:width="0.762cm" svg:height="0.995cm" svg:x="3.14cm" svg:y="13.34cm">
          <text:p text:style-name="P3"><text:span text:style-name="T1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9" draw:id="id19" draw:layer="layout" svg:width="0.762cm" svg:height="0.995cm" svg:x="4.092cm" svg:y="13.34cm">
          <text:p text:style-name="P3"><text:span text:style-name="T1">3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curve" svg:x1="3.128cm" svg:y1="8.98cm" svg:x2="4.473cm" svg:y2="13.34cm" draw:start-shape="id16" draw:start-glue-point="8" draw:end-shape="id19" draw:end-glue-point="4" svg:d="M3128 8980c0 3270 1345 1090 1345 4360" svg:viewBox="0 0 1346 4361">
          <text:p/>
        </draw:connector>
        <draw:connector draw:style-name="gr25" draw:text-style-name="P1" draw:layer="layout" draw:type="curve" svg:x1="3.521cm" svg:y1="14.335cm" svg:x2="3.418cm" svg:y2="18.11cm" draw:start-shape="id17" draw:start-glue-point="8" draw:end-shape="id20" draw:end-glue-point="4" svg:d="M3521 14335c0 2832-103 945-103 3775" svg:viewBox="0 0 104 3776">
          <text:p/>
        </draw:connector>
        <draw:connector draw:style-name="gr26" draw:text-style-name="P1" draw:layer="layout" draw:type="curve" svg:x1="4.473cm" svg:y1="14.335cm" svg:x2="3.418cm" svg:y2="18.11cm" draw:start-shape="id19" draw:start-glue-point="8" draw:end-shape="id20" draw:end-glue-point="4" svg:d="M4473 14335c0 2832-1055 945-1055 3775" svg:viewBox="0 0 1056 3776">
          <text:p/>
        </draw:connector>
        <draw:custom-shape draw:style-name="gr27" draw:text-style-name="P6" xml:id="id21" draw:id="id21" draw:layer="layout" svg:width="1.714cm" svg:height="0.996cm" svg:x="12.251cm" svg:y="18.304cm">
          <text:p text:style-name="P3"><text:span text:style-name="T1">Scalar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5" draw:id="id5" draw:layer="layout" svg:width="1.714cm" svg:height="0.996cm" svg:x="12.251cm" svg:y="16.57cm">
          <text:p text:style-name="P3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curve" svg:x1="13.109cm" svg:y1="17.566cm" svg:x2="13.109cm" svg:y2="18.304cm" draw:start-shape="id5" draw:start-glue-point="8" draw:end-shape="id21" draw:end-glue-point="4" svg:d="M13109 17566v738" svg:viewBox="0 0 1 739">
          <text:p/>
        </draw:connector>
        <draw:custom-shape draw:style-name="gr29" draw:text-style-name="P6" xml:id="id23" draw:id="id23" draw:layer="layout" svg:width="1.714cm" svg:height="0.995cm" svg:x="14.668cm" svg:y="17.468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22" draw:id="id22" draw:layer="layout" svg:width="1.714cm" svg:height="0.996cm" svg:x="15.068cm" svg:y="15.505cm">
          <text:p text:style-name="P3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curve" svg:x1="15.926cm" svg:y1="16.501cm" svg:x2="15.526cm" svg:y2="17.468cm" draw:start-shape="id22" draw:start-glue-point="8" draw:end-shape="id23" draw:end-glue-point="4" svg:d="M15926 16501c0 726-400 243-400 967" svg:viewBox="0 0 401 968">
          <text:p/>
        </draw:connector>
        <draw:connector draw:style-name="gr31" draw:text-style-name="P2" draw:layer="layout" draw:type="curve" svg:x1="13.109cm" svg:y1="19.3cm" svg:x2="7.807cm" svg:y2="26.367cm" draw:start-shape="id21" draw:start-glue-point="8" draw:end-shape="id7" draw:end-glue-point="10" svg:d="M13109 19300c0 4712-1767 7067-5302 7067" svg:viewBox="0 0 5303 7068">
          <text:p/>
        </draw:connector>
        <draw:custom-shape draw:style-name="gr29" draw:text-style-name="P6" xml:id="id24" draw:id="id24" draw:layer="layout" svg:width="1.714cm" svg:height="0.995cm" svg:x="13.409cm" svg:y="14.685cm">
          <text:p text:style-name="P3"><text:span text:style-name="T1">nil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" draw:layer="layout" draw:type="line" svg:x1="14.267cm" svg:y1="15.68cm" svg:x2="14.92cm" svg:y2="17.613cm" draw:start-shape="id24" draw:start-glue-point="8" draw:end-shape="id23" draw:end-glue-point="11" svg:d="M14267 15680l653 1933" svg:viewBox="0 0 654 1934">
          <text:p/>
        </draw:connector>
        <draw:custom-shape draw:style-name="gr27" draw:text-style-name="P6" xml:id="id4" draw:id="id4" draw:layer="layout" svg:width="1.714cm" svg:height="0.996cm" svg:x="12.228cm" svg:y="10.291cm">
          <text:p text:style-name="P3"><text:span text:style-name="T1">~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5" draw:id="id25" draw:layer="layout" svg:width="1.715cm" svg:height="0.995cm" svg:x="14.638cm" svg:y="9.395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8" draw:id="id28" draw:layer="layout" svg:width="1.715cm" svg:height="0.995cm" svg:x="14.938cm" svg:y="11.457cm">
          <text:p text:style-name="P3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xml:id="id27" draw:id="id27" draw:layer="layout" svg:width="1.714cm" svg:height="0.995cm" svg:x="11.912cm" svg:y="11.84cm">
          <text:p text:style-name="P3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" xml:id="id26" draw:id="id26" draw:layer="layout" svg:x1="14.891cm" svg:y1="10.245cm" svg:x2="14.891cm" svg:y2="10.245cm" draw:start-shape="id25" draw:start-glue-point="9" draw:end-shape="id25" draw:end-glue-point="9" svg:d="M14891 10245z" svg:viewBox="0 0 1 1">
          <text:p/>
        </draw:connector>
        <draw:connector draw:style-name="gr35" draw:text-style-name="P2" draw:layer="layout" draw:type="line" svg:x1="14.891cm" svg:y1="10.245cm" svg:x2="13.376cm" svg:y2="11.985cm" draw:start-shape="id26" draw:start-glue-point="0" draw:end-shape="id27" draw:end-glue-point="5" svg:d="M14891 10245l-1515 1740" svg:viewBox="0 0 1516 1741">
          <text:p/>
        </draw:connector>
        <draw:connector draw:style-name="gr36" draw:text-style-name="P2" draw:layer="layout" draw:type="curve" svg:x1="13.061cm" svg:y1="9.553cm" svg:x2="13.086cm" svg:y2="10.291cm" draw:start-shape="id18" draw:start-glue-point="8" draw:end-shape="id4" draw:end-glue-point="4" svg:d="M13061 9553c0 555 25 186 25 738" svg:viewBox="0 0 26 739">
          <text:p/>
        </draw:connector>
        <draw:connector draw:style-name="gr37" draw:text-style-name="P2" draw:layer="layout" draw:type="curve" svg:x1="15.497cm" svg:y1="10.39cm" svg:x2="15.797cm" svg:y2="11.457cm" draw:start-shape="id25" draw:start-glue-point="8" draw:end-shape="id28" draw:end-glue-point="4" svg:d="M15497 10390c0 799 300 266 300 1067" svg:viewBox="0 0 301 1068">
          <text:p/>
        </draw:connector>
        <draw:connector draw:style-name="gr38" draw:text-style-name="P2" draw:layer="layout" draw:type="curve" svg:x1="13.942cm" svg:y1="10.789cm" svg:x2="15.797cm" svg:y2="11.457cm" draw:start-shape="id4" draw:start-glue-point="6" draw:end-shape="id28" draw:end-glue-point="4" svg:d="M13942 10789c1237 0 1855 222 1855 668" svg:viewBox="0 0 1856 669">
          <text:p/>
        </draw:connector>
        <draw:connector draw:style-name="gr39" draw:text-style-name="P2" draw:layer="layout" draw:type="curve" svg:x1="13.917cm" svg:y1="9.055cm" svg:x2="14.891cm" svg:y2="9.54cm" draw:start-shape="id18" draw:start-glue-point="6" draw:end-shape="id25" draw:end-glue-point="11" svg:d="M13917 9055c650 0 974 161 974 485" svg:viewBox="0 0 975 486">
          <text:p/>
        </draw:connector>
        <draw:connector draw:style-name="gr40" draw:text-style-name="P2" draw:layer="layout" draw:type="curve" svg:x1="13.692cm" svg:y1="11.142cm" svg:x2="14.267cm" svg:y2="14.685cm" draw:start-shape="id4" draw:start-glue-point="7" draw:end-shape="id24" draw:end-glue-point="4" svg:d="M13692 11142c0 2766 575 995 575 3543" svg:viewBox="0 0 576 3544">
          <text:p/>
        </draw:connector>
        <draw:connector draw:style-name="gr41" draw:text-style-name="P2" draw:layer="layout" draw:type="lines" svg:x1="12.77cm" svg:y1="12.835cm" svg:x2="13.109cm" svg:y2="16.57cm" draw:start-shape="id27" draw:start-glue-point="8" draw:end-shape="id5" draw:end-glue-point="4" svg:d="M12770 12835v501l339 2733v501" svg:viewBox="0 0 340 3736">
          <text:p/>
        </draw:connector>
        <draw:custom-shape draw:style-name="gr42" draw:text-style-name="P6" xml:id="id29" draw:id="id29" draw:layer="layout" svg:width="1.217cm" svg:height="0.995cm" svg:x="17.505cm" svg:y="13.305cm">
          <text:p text:style-name="P3"><text:span text:style-name="T1">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" draw:layer="layout" draw:type="curve" svg:x1="16.104cm" svg:y1="10.245cm" svg:x2="16.104cm" svg:y2="10.245cm" draw:start-shape="id25" draw:start-glue-point="7" draw:end-shape="id25" draw:end-glue-point="7" svg:d="M16104 10245z" svg:viewBox="0 0 1 1">
          <text:p/>
        </draw:connector>
        <draw:connector draw:style-name="gr44" draw:text-style-name="P2" draw:layer="layout" draw:type="curve" svg:x1="16.354cm" svg:y1="9.893cm" svg:x2="18.115cm" svg:y2="13.305cm" draw:start-shape="id25" draw:start-glue-point="6" draw:end-shape="id29" draw:end-glue-point="4" svg:d="M16354 9893c1174 0 1761 1137 1761 3412" svg:viewBox="0 0 1762 3413">
          <text:p/>
        </draw:connector>
        <draw:connector draw:style-name="gr45" draw:text-style-name="P2" draw:layer="layout" draw:type="curve" svg:x1="18.115cm" svg:y1="14.3cm" svg:x2="16.382cm" svg:y2="17.966cm" draw:start-shape="id29" draw:start-glue-point="8" draw:end-shape="id23" draw:end-glue-point="6" svg:d="M18115 14300c0 2444-577 3666-1733 3666" svg:viewBox="0 0 1734 3667">
          <text:p/>
        </draw:connector>
        <draw:custom-shape draw:style-name="gr46" draw:text-style-name="P6" xml:id="id30" draw:id="id30" draw:layer="layout" svg:width="0.582cm" svg:height="0.995cm" svg:x="15.658cm" svg:y="13.305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31" draw:id="id31" draw:layer="layout" svg:width="0.582cm" svg:height="0.995cm" svg:x="16.558cm" svg:y="13.305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2" draw:layer="layout" draw:type="curve" svg:x1="15.797cm" svg:y1="12.452cm" svg:x2="15.95cm" svg:y2="13.305cm" draw:start-shape="id28" draw:start-glue-point="8" draw:end-shape="id30" draw:end-glue-point="4" svg:d="M15797 12452c0 639 153 213 153 853" svg:viewBox="0 0 154 854">
          <text:p/>
        </draw:connector>
        <draw:connector draw:style-name="gr48" draw:text-style-name="P2" draw:layer="layout" draw:type="curve" svg:x1="15.797cm" svg:y1="12.452cm" svg:x2="16.85cm" svg:y2="13.305cm" draw:start-shape="id28" draw:start-glue-point="8" draw:end-shape="id31" draw:end-glue-point="4" svg:d="M15797 12452c0 639 1053 213 1053 853" svg:viewBox="0 0 1054 854">
          <text:p/>
        </draw:connector>
        <draw:connector draw:style-name="gr49" draw:text-style-name="P2" draw:layer="layout" draw:type="curve" svg:x1="15.95cm" svg:y1="14.3cm" svg:x2="15.926cm" svg:y2="15.505cm" draw:start-shape="id30" draw:start-glue-point="8" draw:end-shape="id22" draw:end-glue-point="4" svg:d="M15950 14300c0 904-24 302-24 1205" svg:viewBox="0 0 25 1206">
          <text:p/>
        </draw:connector>
        <draw:connector draw:style-name="gr50" draw:text-style-name="P2" draw:layer="layout" draw:type="curve" svg:x1="16.85cm" svg:y1="14.3cm" svg:x2="15.926cm" svg:y2="15.505cm" draw:start-shape="id31" draw:start-glue-point="8" draw:end-shape="id22" draw:end-glue-point="4" svg:d="M16850 14300c0 904-924 302-924 1205" svg:viewBox="0 0 925 1206">
          <text:p/>
        </draw:connector>
        <draw:custom-shape draw:style-name="gr27" draw:text-style-name="P6" xml:id="id18" draw:id="id18" draw:layer="layout" svg:width="1.714cm" svg:height="0.996cm" svg:x="12.203cm" svg:y="8.557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3" draw:id="id13" draw:layer="layout" svg:width="1.714cm" svg:height="0.995cm" svg:x="3.418cm" svg:y="4.122cm">
          <text:p text:style-name="P3"><text:span text:style-name="T1">~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curve" svg:x1="6.781cm" svg:y1="14.902cm" svg:x2="13.409cm" svg:y2="15.183cm" draw:start-shape="id10" draw:start-glue-point="9" draw:end-shape="id24" draw:end-glue-point="10" svg:d="M6781 14902c0 969 1720 808 2182 636s-336-355 4446-355" svg:viewBox="0 0 6629 767">
          <text:p/>
        </draw:connector>
        <draw:connector draw:style-name="gr52" draw:text-style-name="P1" draw:layer="layout" draw:type="curve" svg:x1="11.912cm" svg:y1="12.338cm" svg:x2="8.051cm" svg:y2="12.967cm" draw:start-shape="id27" draw:start-glue-point="10" draw:end-shape="id2" draw:end-glue-point="11" svg:d="M11912 12338c-2707 0-2255-9-2544-94s-1317-247-1317 723" svg:viewBox="0 0 3862 790">
          <text:p/>
        </draw:connector>
        <draw:connector draw:style-name="gr53" draw:text-style-name="P1" draw:layer="layout" draw:type="curve" svg:x1="15.926cm" svg:y1="16.501cm" svg:x2="13.965cm" svg:y2="17.068cm" draw:start-shape="id22" draw:start-glue-point="8" draw:end-shape="id5" draw:end-glue-point="6" svg:d="M15926 16501c0 378-653 567-1961 567" svg:viewBox="0 0 1962 568">
          <text:p/>
        </draw:connector>
        <draw:connector draw:style-name="gr54" draw:text-style-name="P1" draw:layer="layout" draw:type="curve" svg:x1="14.668cm" svg:y1="17.966cm" svg:x2="13.715cm" svg:y2="18.449cm" draw:start-shape="id23" draw:start-glue-point="10" draw:end-shape="id21" draw:end-glue-point="5" svg:d="M14668 17966c-636 0-953 161-953 483" svg:viewBox="0 0 954 484">
          <text:p/>
        </draw:connector>
        <draw:frame draw:style-name="gr55" draw:text-style-name="P5" draw:layer="layout" svg:width="6.056cm" svg:height="3.806cm" svg:x="14.598cm" svg:y="1.087cm">
          <draw:text-box>
            <text:p>See TestLattice #21</text:p>
            <text:p>- commutative</text:p>
            <text:p>- associative</text:p>
            <text:p>- symmetric</text:p>
            <text:p>- nil meets inside</text:p>
          </draw:text-box>
        </draw:frame>
        <draw:frame draw:style-name="gr56" draw:text-style-name="P5" draw:layer="layout" svg:width="5.726cm" svg:height="2.384cm" svg:x="14.552cm" svg:y="5.262cm">
          <draw:text-box>
            <text:p>Crossing-Nil Bug:</text:p>
            <text:p>- Single nil fails</text:p>
            <text:p>- Empty struct fails</text:p>
          </draw:text-box>
        </draw:frame>
        <draw:custom-shape draw:style-name="gr6" draw:text-style-name="P4" xml:id="id1" draw:id="id1" draw:layer="layout" svg:width="1.714cm" svg:height="0.995cm" svg:x="1cm" svg:y="6.655cm">
          <text:p text:style-name="P3"><text:span text:style-name="T1">~int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" draw:layer="layout" draw:type="curve" svg:x1="1.857cm" svg:y1="7.65cm" svg:x2="1.892cm" svg:y2="13.34cm" draw:start-shape="id1" draw:start-glue-point="8" draw:end-shape="id15" draw:end-glue-point="4" svg:d="M1857 7650c0 4267 35 1423 35 5690" svg:viewBox="0 0 36 5691">
          <text:p/>
        </draw:connector>
        <draw:custom-shape draw:style-name="gr13" draw:text-style-name="P4" xml:id="id16" draw:id="id16" draw:layer="layout" svg:width="1.715cm" svg:height="0.995cm" svg:x="2.27cm" svg:y="7.985cm">
          <text:p text:style-name="P3"><text:span text:style-name="T1">~nint3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" draw:layer="layout" draw:type="curve" svg:x1="2.463cm" svg:y1="7.505cm" svg:x2="2.521cm" svg:y2="8.13cm" draw:start-shape="id1" draw:start-glue-point="9" draw:end-shape="id16" draw:end-glue-point="5" svg:d="M2463 7505c0 468 58 156 58 625" svg:viewBox="0 0 59 626">
          <text:p/>
        </draw:connector>
        <draw:connector draw:style-name="gr59" draw:text-style-name="P1" draw:layer="layout" draw:type="curve" svg:x1="3.669cm" svg:y1="6.97cm" svg:x2="3.734cm" svg:y2="8.13cm" draw:start-shape="id14" draw:start-glue-point="7" draw:end-shape="id16" draw:end-glue-point="11" svg:d="M3669 6970c0 870 65 290 65 1160" svg:viewBox="0 0 66 1161">
          <text:p/>
        </draw:connector>
        <draw:custom-shape draw:style-name="gr4" draw:text-style-name="P4" xml:id="id20" draw:id="id20" draw:layer="layout" svg:width="1.714cm" svg:height="0.996cm" svg:x="2.561cm" svg:y="18.11cm">
          <text:p text:style-name="P3"><text:span text:style-name="T1">nint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1.714cm" svg:height="0.995cm" svg:x="1cm" svg:y="19.55cm">
          <text:p text:style-name="P3"><text:span text:style-name="T1">int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" draw:layer="layout" draw:type="curve" svg:x1="4.024cm" svg:y1="18.961cm" svg:x2="3.669cm" svg:y2="20.195cm" draw:start-shape="id20" draw:start-glue-point="9" draw:end-shape="id8" draw:end-glue-point="5" svg:d="M4024 18961c0 927-355 310-355 1234" svg:viewBox="0 0 356 1235">
          <text:p/>
        </draw:connector>
        <draw:connector draw:style-name="gr61" draw:text-style-name="P1" draw:layer="layout" draw:type="curve" svg:x1="2.812cm" svg:y1="18.961cm" svg:x2="2.463cm" svg:y2="19.695cm" draw:start-shape="id20" draw:start-glue-point="7" draw:end-shape="id11" draw:end-glue-point="11" svg:d="M2812 18961c0 550-349 184-349 734" svg:viewBox="0 0 350 735">
          <text:p/>
        </draw:connector>
        <draw:connector draw:style-name="gr62" draw:text-style-name="P1" draw:layer="layout" draw:type="curve" svg:x1="2.463cm" svg:y1="20.4cm" svg:x2="3.418cm" svg:y2="22.135cm" draw:start-shape="id11" draw:start-glue-point="9" draw:end-shape="id9" draw:end-glue-point="6" svg:d="M2463 20400c0 1157 318 1735 955 1735" svg:viewBox="0 0 956 173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04-11T12:31:33.200000000</dc:date>
    <meta:editing-duration>PT12H48M3S</meta:editing-duration>
    <meta:editing-cycles>12</meta:editing-cycles>
    <meta:generator>LibreOffice/7.2.6.2$Windows_X86_64 LibreOffice_project/b0ec3a565991f7569a5a7f5d24fed7f52653d754</meta:generator>
    <meta:print-date>2022-03-29T12:29:25.480000000</meta:print-date>
    <meta:document-statistic meta:object-count="84"/>
  </office:meta>
</office:document-meta>
</file>